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8" manifest:media-type="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P37" style:family="paragraph" style:parent-style-name="Table_20_Contents">
      <style:paragraph-properties fo:text-align="center" style:justify-single-word="false"/>
      <style:text-properties officeooo:rsid="006aa7d4" officeooo:paragraph-rsid="006aa7d4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T8" style:family="text">
      <style:text-properties officeooo:rsid="00684667"/>
    </style:style>
    <style:style style:name="T9" style:family="text">
      <style:text-properties officeooo:rsid="00684e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45in" svg:width="0.592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 <text:span text:style-name="T8">Or </text:span><text:span text:style-name="T8"><draw:frame draw:style-name="fr1" draw:name="Object56" text:anchor-type="as-char" svg:y="-0.2693in" svg:width="0.8307in" svg:height="0.4189in" draw:z-index="2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9">Or </text:span><text:span text:style-name="T9"><draw:frame draw:style-name="fr1" draw:name="Object57" text:anchor-type="as-char" svg:y="-0.1484in" svg:width="0.7256in" svg:height="0.2098in" draw:z-index="2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701in" svg:height="0.3937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Or </text:span><text:span text:style-name="T9"><draw:frame draw:style-name="fr1" draw:name="Object58" text:anchor-type="as-char" svg:y="-0.2445in" svg:width="1.3661in" svg:height="0.3937in" draw:z-index="29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" text:anchor-type="as-char" svg:y="-0.172in" svg:width="0.911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">Or </text:span><text:span text:style-name="T9"><draw:frame draw:style-name="fr1" draw:name="Object59" text:anchor-type="as-char" svg:y="-0.172in" svg:width="1.3126in" svg:height="0.2335in" draw:z-index="30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/table:table-cell>
        </table:table-row>
        <table:table-row>
          <table:table-cell table:style-name="Table1.A2" table:number-rows-spanned="3" table:number-columns-spanned="2" office:value-type="string">
            <text:p text:style-name="P37">Trigonometric Functions</text:p>
          </table:table-cell>
          <table:covered-table-cell/>
          <table:table-cell table:style-name="Table1.C2" office:value-type="string">
            <text:p text:style-name="P5"><draw:frame draw:style-name="fr1" draw:name="Object60" text:anchor-type="as-char" svg:y="-0.2437in" svg:width="0.9272in" svg:height="0.3929in" draw:z-index="31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1" text:anchor-type="as-char" svg:y="-0.2445in" svg:width="0.9425in" svg:height="0.3937in" draw:z-index="3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2" text:anchor-type="as-char" svg:y="-0.2445in" svg:width="0.9425in" svg:height="0.3937in" draw:z-index="3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72in" svg:height="0.2244in" draw:z-index="3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3665in" svg:height="0.2244in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1">Period of a Spring</text:p>
          </table:table-cell>
          <table:covered-table-cell/>
          <table:table-cell table:style-name="Table1.C49" office:value-type="string">
            <text:p text:style-name="P5"><draw:frame draw:style-name="fr1" draw:name="Object15" text:anchor-type="as-char" svg:y="-0.2783in" svg:width="0.8535in" svg:height="0.428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5">Impulse</text:p>
          </table:table-cell>
          <table:covered-table-cell/>
          <table:table-cell table:style-name="Table1.C49" office:value-type="string">
            <text:p text:style-name="P5"><draw:frame draw:style-name="fr1" draw:name="Object31" text:anchor-type="as-char" svg:y="-0.1484in" svg:width="0.5083in" svg:height="0.1839in" draw:z-index="15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5">Momentum</text:p>
          </table:table-cell>
          <table:covered-table-cell/>
          <table:table-cell table:style-name="Table1.C49" office:value-type="string">
            <text:p text:style-name="P5"><draw:frame draw:style-name="fr1" draw:name="Object32" text:anchor-type="as-char" svg:y="-0.1484in" svg:width="0.5547in" svg:height="0.1839in" draw:z-index="16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5">Conservation of Momentum</text:p>
          </table:table-cell>
          <table:covered-table-cell/>
          <table:table-cell table:style-name="Table1.C49" office:value-type="string">
            <text:p text:style-name="P5"><draw:frame draw:style-name="fr1" draw:name="Object33" text:anchor-type="as-char" svg:y="-0.1484in" svg:width="0.7138in" svg:height="0.2091in" draw:z-index="1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1">Period of a Pendulum</text:p>
          </table:table-cell>
          <table:covered-table-cell/>
          <table:table-cell table:style-name="Table1.C49" office:value-type="string">
            <text:p text:style-name="P5"><draw:frame draw:style-name="fr1" draw:name="Object16" text:anchor-type="as-char" svg:y="-0.2783in" svg:width="0.8508in" svg:height="0.4354in" draw:z-index="18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ext:soft-page-break/>
        <table:table-row>
          <table:table-cell table:style-name="Table1.A49" table:number-columns-spanned="2" office:value-type="string">
            <text:p text:style-name="P15">Centripetal Acceleration</text:p>
          </table:table-cell>
          <table:covered-table-cell/>
          <table:table-cell table:style-name="Table1.C24" office:value-type="string">
            <text:p text:style-name="P5"><draw:frame draw:style-name="fr1" draw:name="Object34" text:anchor-type="as-char" svg:y="-0.2681in" svg:width="0.528in" svg:height="0.4165in" draw:z-index="1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13">Centripetal Force</text:p>
          </table:table-cell>
          <table:covered-table-cell/>
          <table:table-cell table:style-name="Table1.C49" office:value-type="string">
            <text:p text:style-name="P5"><draw:frame draw:style-name="fr1" draw:name="Object17" text:anchor-type="as-char" svg:y="-0.2681in" svg:width="0.7016in" svg:height="0.4173in" draw:z-index="3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34">Definition of Average Angular Velocity</text:p>
          </table:table-cell>
          <table:covered-table-cell/>
          <table:table-cell table:style-name="Table1.C35" office:value-type="string">
            <text:p text:style-name="P5"><draw:frame draw:style-name="fr1" draw:name="Object47" text:anchor-type="as-char" svg:y="-0.2445in" svg:width="0.6161in" svg:height="0.3925in" draw:z-index="3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able:table-row>
          <table:table-cell table:style-name="Table1.A35" table:number-columns-spanned="2" office:value-type="string">
            <text:p text:style-name="P34">Definition of Angular Acceleration</text:p>
          </table:table-cell>
          <table:covered-table-cell/>
          <table:table-cell table:style-name="Table1.C35" office:value-type="string">
            <text:p text:style-name="P9"><draw:frame draw:style-name="fr1" draw:name="Object48" text:anchor-type="as-char" svg:y="-0.2693in" svg:width="1.2465in" svg:height="0.4189in" draw:z-index="3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31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5" office:value-type="string">
            <text:p text:style-name="P5"><draw:frame draw:style-name="fr1" draw:name="Object49" text:anchor-type="as-char" svg:y="-0.2693in" svg:width="0.9866in" svg:height="0.4189in" draw:z-index="3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"><draw:frame draw:style-name="fr1" draw:name="Object50" text:anchor-type="as-char" svg:y="-0.1484in" svg:width="0.8575in" svg:height="0.2098in" draw:z-index="4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"><draw:frame draw:style-name="fr1" draw:name="Object51" text:anchor-type="as-char" svg:y="-0.2445in" svg:width="1.0252in" svg:height="0.3937in" draw:z-index="4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"><draw:frame draw:style-name="fr1" draw:name="Object52" text:anchor-type="as-char" svg:y="-0.172in" svg:width="1.0173in" svg:height="0.2335in" draw:z-index="4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5" table:number-columns-spanned="2" office:value-type="string">
            <text:p text:style-name="P35">Torque</text:p>
          </table:table-cell>
          <table:covered-table-cell/>
          <table:table-cell table:style-name="Table1.C35" office:value-type="string">
            <text:p text:style-name="P5"><draw:frame draw:style-name="fr1" draw:name="Object53" text:anchor-type="as-char" svg:y="-0.1484in" svg:width="0.6626in" svg:height="0.1925in" draw:z-index="4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.A35" table:number-columns-spanned="2" office:value-type="string">
            <text:p text:style-name="P35">Newton's Second Law (Rotational)</text:p>
          </table:table-cell>
          <table:covered-table-cell/>
          <table:table-cell table:style-name="Table1.C35" office:value-type="string">
            <text:p text:style-name="P36"><draw:frame draw:style-name="fr1" draw:name="Object54" text:anchor-type="as-char" svg:y="-0.1484in" svg:width="0.5083in" svg:height="0.1846in" draw:z-index="45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35">Angular Momentum</text:p>
          </table:table-cell>
          <table:covered-table-cell/>
          <table:table-cell table:style-name="Table1.C35" office:value-type="string">
            <text:p text:style-name="P5"><draw:frame draw:style-name="fr1" draw:name="Object55" text:anchor-type="as-char" svg:y="-0.1484in" svg:width="0.5398in" svg:height="0.1957in" draw:z-index="46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33">Universal Gravitation</text:p>
          </table:table-cell>
          <table:covered-table-cell/>
          <table:table-cell table:style-name="Table1.C35" office:value-type="string">
            <text:p text:style-name="P5"><draw:frame draw:style-name="fr1" draw:name="Object18" text:anchor-type="as-char" svg:y="-0.2689in" svg:width="0.9673in" svg:height="0.4417in" draw:z-index="4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38" table:number-rows-spanned="3" office:value-type="string">
            <text:p text:style-name="P18">Kepler's Laws</text:p>
          </table:table-cell>
          <table:table-cell table:style-name="Table1.B36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49" office:value-type="string">
            <text:p text:style-name="P27"><draw:frame draw:style-name="fr1" draw:name="Object19" text:anchor-type="as-char" svg:y="-0.2689in" svg:width="0.9425in" svg:height="0.4425in" draw:z-index="4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37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49" office:value-type="string">
            <text:p text:style-name="P13"><draw:frame draw:style-name="fr1" draw:name="Object21" text:anchor-type="as-char" svg:y="-0.2693in" svg:width="0.6409in" svg:height="0.4429in" draw:z-index="49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50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>
          <table:covered-table-cell/>
          <table:table-cell table:style-name="Table1.B38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49" office:value-type="string">
            <text:p text:style-name="P13"><draw:frame draw:style-name="fr1" draw:name="Object20" text:anchor-type="as-char" svg:y="-0.2929in" svg:width="0.7201in" svg:height="0.4902in" draw:z-index="51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2">Frequency and Period</text:p>
          </table:table-cell>
          <table:covered-table-cell/>
          <table:table-cell table:style-name="Table1.C39" office:value-type="string">
            <text:p text:style-name="P32"><draw:frame draw:style-name="fr1" draw:name="Object38" text:anchor-type="as-char" svg:y="-0.2437in" svg:width="0.4417in" svg:height="0.3929in" draw:z-index="52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40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40" office:value-type="string">
            <text:p text:style-name="P5"><draw:frame draw:style-name="fr1" draw:name="Object37" text:anchor-type="as-char" svg:y="-0.1484in" svg:width="0.4925in" svg:height="0.1846in" draw:z-index="53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41" table:number-columns-spanned="2" office:value-type="string">
            <text:p text:style-name="P28">Constructive Interference</text:p>
          </table:table-cell>
          <table:covered-table-cell/>
          <table:table-cell table:style-name="Table1.C41" office:value-type="string">
            <text:p text:style-name="P30"><draw:frame draw:style-name="fr1" draw:name="Object39" text:anchor-type="as-char" svg:y="-0.1484in" svg:width="0.828in" svg:height="0.1839in" draw:z-index="54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45" table:number-columns-spanned="2" office:value-type="string">
            <text:p text:style-name="P28">Destructive Interference</text:p>
          </table:table-cell>
          <table:covered-table-cell/>
          <table:table-cell table:style-name="Table1.C49" office:value-type="string">
            <text:p text:style-name="P5"><draw:frame draw:style-name="fr1" draw:name="Object40" text:anchor-type="as-char" svg:y="-0.2445in" svg:width="1.1756in" svg:height="0.3937in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45" table:number-columns-spanned="2" office:value-type="string">
            <text:p text:style-name="P28">Resonance (both open or closed)</text:p>
          </table:table-cell>
          <table:covered-table-cell/>
          <table:table-cell table:style-name="Table1.C49" office:value-type="string">
            <text:p text:style-name="P5"><draw:frame draw:style-name="fr1" draw:name="Object41" text:anchor-type="as-char" svg:y="-0.2437in" svg:width="0.5465in" svg:height="0.3929in" draw:z-index="56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8">Resonance (One side open)</text:p>
          </table:table-cell>
          <table:covered-table-cell/>
          <table:table-cell table:style-name="Table1.C49" office:value-type="string">
            <text:p text:style-name="P5"><draw:frame draw:style-name="fr1" draw:name="Object42" text:anchor-type="as-char" svg:y="-0.2437in" svg:width="0.5465in" svg:height="0.3929in" draw:z-index="57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ext:soft-page-break/>
        <table:table-row>
          <table:table-cell table:style-name="Table1.A45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49" office:value-type="string">
            <text:p text:style-name="P5"><draw:frame draw:style-name="fr1" draw:name="Object22" text:anchor-type="as-char" svg:y="-0.2693in" svg:width="1.0165in" svg:height="0.4429in" draw:z-index="5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46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49" office:value-type="string">
            <text:p text:style-name="P5"><draw:frame draw:style-name="fr1" draw:name="Object23" text:anchor-type="as-char" svg:y="-0.2445in" svg:width="0.5016in" svg:height="0.4189in" draw:z-index="59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48" table:number-columns-spanned="2" office:value-type="string">
            <text:p text:style-name="P26">Snell's Law</text:p>
          </table:table-cell>
          <table:covered-table-cell/>
          <table:table-cell table:style-name="Table1.C49" office:value-type="string">
            <text:p text:style-name="P5"><draw:frame draw:style-name="fr1" draw:name="Object24" text:anchor-type="as-char" svg:y="-0.1484in" svg:width="1.1874in" svg:height="0.2098in" draw:z-index="6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48" table:number-columns-spanned="2" office:value-type="string">
            <text:p text:style-name="P29">Lens Equation</text:p>
          </table:table-cell>
          <table:covered-table-cell/>
          <table:table-cell table:style-name="Table1.C49" office:value-type="string">
            <text:p text:style-name="P5"><draw:frame draw:style-name="fr1" draw:name="Object45" text:anchor-type="as-char" svg:y="-0.2437in" svg:width="0.6874in" svg:height="0.3929in" draw:z-index="61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2">Resistors in Series</text:p>
          </table:table-cell>
          <table:covered-table-cell/>
          <table:table-cell table:style-name="Table1.C49" office:value-type="string">
            <text:p text:style-name="P5"><draw:frame draw:style-name="fr1" draw:name="Object25" text:anchor-type="as-char" svg:y="-0.2807in" svg:width="2.202in" svg:height="0.4484in" draw:z-index="2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Resistors in Parallel</text:p>
          </table:table-cell>
          <table:covered-table-cell/>
          <table:table-cell table:style-name="Table1.C52" office:value-type="string">
            <text:p text:style-name="P5"><draw:frame draw:style-name="fr1" draw:name="Object26" text:anchor-type="as-char" svg:y="-0.2437in" svg:width="2.4335in" svg:height="0.6634in" draw:z-index="2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Ohm's Law</text:p>
          </table:table-cell>
          <table:covered-table-cell/>
          <table:table-cell table:style-name="Table1.C52" office:value-type="string">
            <text:p text:style-name="P5"><draw:frame draw:style-name="fr1" draw:name="Object27" text:anchor-type="as-char" svg:y="-0.1484in" svg:width="0.5709in" svg:height="0.1839in" draw:z-index="2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Definition of Resistance</text:p>
          </table:table-cell>
          <table:covered-table-cell/>
          <table:table-cell table:style-name="Table1.C52" office:value-type="string">
            <text:p text:style-name="P14"><draw:frame draw:style-name="fr1" draw:name="Object28" text:anchor-type="as-char" svg:y="-0.2437in" svg:width="0.5957in" svg:height="0.3929in" draw:z-index="23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3">Electrical Power</text:p>
          </table:table-cell>
          <table:covered-table-cell/>
          <table:table-cell table:style-name="Table1.C53" office:value-type="string">
            <text:p text:style-name="P5"><draw:frame draw:style-name="fr1" draw:name="Object29" text:anchor-type="as-char" svg:y="-0.2681in" svg:width="1.3492in" svg:height="0.4165in" draw:z-index="24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7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/>
      <text:p text:style-name="P4"><draw:frame draw:style-name="fr1" draw:name="Object43" text:anchor-type="as-char" svg:y="-0.1484in" svg:width="1.0965in" svg:height="0.2098in" draw:z-index="33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7-01-20T07:48:02.572961174</dc:date>
    <meta:editing-duration>PT1H42M18S</meta:editing-duration>
    <meta:editing-cycles>87</meta:editing-cycles>
    <meta:generator>LibreOffice/4.3.7.2$Linux_X86_64 LibreOffice_project/430$Build-2</meta:generator>
    <meta:print-date>2014-01-22T08:14:58.391864975</meta:print-date>
    <meta:document-statistic meta:table-count="1" meta:image-count="0" meta:object-count="62" meta:page-count="3" meta:paragraph-count="104" meta:word-count="147" meta:character-count="1008" meta:non-whitespace-character-count="906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≡</mo>
      <mfrac>
        <mi>d</mi>
        <mi>t</mi>
      </mfrac>
    </mrow>
    <annotation encoding="StarMath 5.0">v sub avg equiv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≡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equiv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sub>
            <mi>T</mi>
            <mn>1</mn>
          </msub>
          <mn>2</mn>
        </msup>
        <msup>
          <msub>
            <mi>R</mi>
            <mn>1</mn>
          </msub>
          <mn>3</mn>
        </msup>
      </mfrac>
      <mo stretchy="false">=</mo>
      <mfrac>
        <msup>
          <msub>
            <mi>T</mi>
            <mn>2</mn>
          </msub>
          <mn>2</mn>
        </msup>
        <msup>
          <msub>
            <mi>R</mi>
            <mn>2</mn>
          </msub>
          <mn>3</mn>
        </msup>
      </mfrac>
    </mrow>
    <annotation encoding="StarMath 5.0">{T sub 1} ^2 over {R sub 1 }^3 = {T sub 2} ^2 over {R sub 2}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i>i</mi>
          </msub>
          <mo stretchy="false">+</mo>
          <msub>
            <mi>v</mi>
            <mi>f</mi>
          </msub>
        </mrow>
        <mn>2</mn>
      </mfrac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I</mi>
      </mrow>
      <mover accent="true">
        <mi>α</mi>
        <mo stretchy="false">⃗</mo>
      </mover>
    </mrow>
    <annotation encoding="StarMath 5.0">vec τ = I vec α</annotation>
  </semantics>
</math>
</file>

<file path=Object 55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 L = I vec ω</annotation>
  </semantics>
</math>
</file>

<file path=Object 56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n>0</mn>
          </msub>
          <mo stretchy="false">+</mo>
          <mi>v</mi>
        </mrow>
        <mn>2</mn>
      </mfrac>
    </mrow>
    <annotation encoding="StarMath 5.0">v sub avg = {v sub 0 + v  } over 2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row>
          <msub>
            <mi>v</mi>
            <mn>0</mn>
          </msub>
          <mo stretchy="false">+</mo>
          <mi>a</mi>
        </mrow>
      </mrow>
      <mi>t</mi>
    </mrow>
    <annotation encoding="StarMath 5.0">v = v sub 0 + a t</annotation>
  </semantics>
</math>
</file>

<file path=Object 5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row>
              <mn>0</mn>
              <mi>x</mi>
            </mrow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x = x sub 0 + v sub 0x t + 1 over 2 a sub x t^2</annotation>
  </semantics>
</math>
</file>

<file path=Object 59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bsup>
            <mi>v</mi>
            <mn>0</mn>
            <mn>2</mn>
          </msubsup>
          <mo stretchy="false">+</mo>
          <mn>2</mn>
        </mrow>
      </mrow>
      <mi>a</mi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v  ^2  = v sub 0 ^2 + 2 a ( x-x sub 0 )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60/content.xml><?xml version="1.0" encoding="utf-8"?>
<math xmlns="http://www.w3.org/1998/Math/MathML" display="block">
  <semantics>
    <mrow>
      <mi>si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hyp</mi>
        </mfrac>
      </mrow>
    </mrow>
    <annotation encoding="StarMath 5.0">sin( θ ) = opp over hyp</annotation>
  </semantics>
</math>
</file>

<file path=Object 61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adj</mi>
          <mi mathvariant="italic">hyp</mi>
        </mfrac>
      </mrow>
    </mrow>
    <annotation encoding="StarMath 5.0">cos( θ ) = adj over hyp</annotation>
  </semantics>
</math>
</file>

<file path=Object 62/content.xml><?xml version="1.0" encoding="utf-8"?>
<math xmlns="http://www.w3.org/1998/Math/MathML" display="block">
  <semantics>
    <mrow>
      <mi>ta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adj</mi>
        </mfrac>
      </mrow>
    </mrow>
    <annotation encoding="StarMath 5.0">tan( θ ) = opp over adj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 display="block">
  <semantics>
    <mrow>
      <mrow>
        <mi>W</mi>
        <mo stretchy="false">≡</mo>
        <mrow>
          <mover accent="true">
            <mi>F</mi>
            <mo stretchy="false">⃗</mo>
          </mover>
          <mo stretchy="false">⋅</mo>
          <mover accent="true">
            <mi>d</mi>
            <mo stretchy="false">⃗</mo>
          </mover>
        </mrow>
        <mo stretchy="false">=</mo>
        <mi>F</mi>
      </mrow>
      <mi>d</mi>
      <mi>cos</mi>
      <mi>θ</mi>
    </mrow>
    <annotation encoding="StarMath 5.0">W equiv vec F cdot vec d = F d cos θ</annotation>
  </semantics>
</math>
</file>